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officeooo:rsid="0010b712"/>
    </style:style>
    <style:style style:name="T2" style:family="text">
      <style:text-properties officeooo:rsid="0011af6f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 problemática está envolvida em passar a experiência física do consumidor para o e-commerce, <text:span text:style-name="T1">baseando-se no fato</text:span> que muitos consideram compras online uma maneira fria de escolher <text:span text:style-name="T1">produtos como vinho, onde é necessário uma maior atenção e acompanhamento na hora da compra, onde também é considerada toda uma ambientação.</text:span></text:p>
      <text:p text:style-name="P1"><text:tab/><text:span text:style-name="T1">Seria interessante uma pesquisa de campo e formulários sobre o quê os consumidores da vinícola esperam de informações em um web site. Sendo importante adicionar os funcionários nesse levantamento pois eles sabem as perguntas mais frequentes feitas pelos compradores e como os convencer.</text:span></text:p>
      <text:p text:style-name="P1"><text:tab/><text:span text:style-name="T2">Questões:</text:span></text:p>
      <text:p text:style-name="P1"><text:s/>– Público alvo que vocês querem atingir?</text:p>
      <text:p text:style-name="P1"><text:s/>– Qual a estética que eles querem passar?</text:p>
      <text:p text:style-name="P1"><text:s/>– Algo obrigatório a se colocar no site?</text:p>
      <text:p text:style-name="P1"><text:s/>– Teriam um banco de dados listando o preço e informações do cliente (telefone)?</text:p>
      <text:p text:style-name="P1"><text:s/>– Gostariam de adicionar um <text:span text:style-name="T3">delivery</text:span>?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3T20:00:55.937000000</meta:creation-date>
    <dc:date>2023-03-23T20:14:20.054000000</dc:date>
    <meta:editing-duration>PT3M14S</meta:editing-duration>
    <meta:editing-cycles>1</meta:editing-cycles>
    <meta:document-statistic meta:table-count="0" meta:image-count="0" meta:object-count="0" meta:page-count="1" meta:paragraph-count="8" meta:word-count="131" meta:character-count="861" meta:non-whitespace-character-count="725"/>
    <meta:generator>LibreOffice/7.3.3.2$Windows_X86_64 LibreOffice_project/d1d0ea68f081ee2800a922cac8f79445e4603348</meta:generator>
  </office:meta>
</office:document-meta>
</file>